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position="super 58%"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1_13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2, FF 1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/text:p>
      <text:p text:style-name="P4"><text:s/>(manuscript or typescript) <text:tab/><text:tab/><text:tab/><text:tab/></text:p>
      <text:p text:style-name="P4"><text:span text:style-name="T1">Language (s)<text:tab/><text:tab/><text:tab/><text:tab/><text:tab/>English</text:span><text:tab/><text:tab/><text:tab/><text:tab/><text:tab/></text:p>
      <text:p text:style-name="P4">Author of letter<text:tab/><text:tab/><text:tab/><text:tab/>Rebecca E. Mitchell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2 August 1874</text:p>
      <text:p text:style-name="P4">Month<text:tab/><text:tab/><text:tab/><text:tab/><text:tab/><text:tab/>August</text:p>
      <text:p text:style-name="P4">Year<text:tab/><text:tab/><text:tab/><text:tab/><text:tab/><text:tab/>1874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ennsylvania<text:tab/><text:tab/><text:tab/>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/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/text:p>
      <text:p text:style-name="P4">Postma<text:tab/>rk<text:tab/><text:tab/><text:tab/><text:tab/><text:tab/>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Rev S. Morais/</text:span></text:p>
      <text:p text:style-name="P2"><text:span text:style-name="T1"><text:tab/>Respected Sir/</text:span></text:p>
      <text:p text:style-name="P2"><text:span text:style-name="T1"><text:tab/><text:tab/>Knowing/ your unfailing interest in the/ cause of Judaism, I beg leave/ to submit to your kind con-/sideration the inclosed[sic] article/ sent to me by a valued/ Christian Friend at present/ in Japan, who has always/ been much interested in the/ 'chosen people'?/</text:span></text:p>
      <text:p text:style-name="P2"><text:span text:style-name="T1"><text:tab/>Hoping that you/ may be able to think of/</text:span></text:p>
      <text:p text:style-name="P2"><text:span text:style-name="T1"/></text:p>
      <text:p text:style-name="P2"><text:span text:style-name="T1">[Page 2]</text:span></text:p>
      <text:p text:style-name="P2"><text:span text:style-name="T1">some means of </text:span><text:span text:style-name="T2">spritually</text:span><text:span text:style-name="T3">/ aiding our brethern[sic] in China/</text:span></text:p>
      <text:p text:style-name="P2"><text:span text:style-name="T3"><text:tab/>Believe me/</text:span></text:p>
      <text:p text:style-name="P2"><text:span text:style-name="T3"><text:tab/><text:tab/>Respected Sir/</text:span></text:p>
      <text:p text:style-name="P2"><text:span text:style-name="T3"><text:tab/>Yours very sincerely/</text:span></text:p>
      <text:p text:style-name="P2"><text:span text:style-name="T3"><text:tab/><text:tab/>Rebecca E. Mitchell/</text:span></text:p>
      <text:p text:style-name="P2"><text:span text:style-name="T3">When you have finished with/ the article you will greatly/ oblige me by returning it./</text:span></text:p>
      <text:p text:style-name="P2"><text:span text:style-name="T3">Phila. Aug. 2</text:span><text:span text:style-name="T4">nd</text:span><text:span text:style-name="T3"> 1874./</text:span></text:p>
      <text:p text:style-name="P2"><text:span text:style-name="T3">805 Spruce S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0T13:14:41</meta:creation-date>
    <dc:date>2009-05-20T13:42:26</dc:date>
    <dc:language>en-US</dc:language>
    <meta:editing-cycles>2</meta:editing-cycles>
    <meta:editing-duration>PT12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4" meta:word-count="269" meta:character-count="1894"/>
  </office:meta>
</office:document-meta>
</file>